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4.27cm"/>
    </style:style>
    <style:style style:name="co4" style:family="table-column">
      <style:table-column-properties fo:break-before="auto" style:column-width="8.738cm"/>
    </style:style>
    <style:style style:name="co5" style:family="table-column">
      <style:table-column-properties fo:break-before="auto" style:column-width="8.652cm"/>
    </style:style>
    <style:style style:name="co6" style:family="table-column">
      <style:table-column-properties fo:break-before="auto" style:column-width="8.631cm"/>
    </style:style>
    <style:style style:name="co7" style:family="table-column">
      <style:table-column-properties fo:break-before="auto" style:column-width="8.717cm"/>
    </style:style>
    <style:style style:name="co8" style:family="table-column">
      <style:table-column-properties fo:break-before="auto" style:column-width="11.7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 of used 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" office:value-type="string" calcext:value-type="string">
            <text:p>Verkorte naam</text:p>
          </table:table-cell>
          <table:table-cell table:style-name="ce2" office:value-type="string" calcext:value-type="string">
            <text:p>Mappen naar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msterdam Museum</text:p>
          </table:table-cell>
          <table:table-cell table:style-name="ce2" office:value-type="string" calcext:value-type="string">
            <text:p>Dordrechts Museum</text:p>
          </table:table-cell>
          <table:table-cell table:style-name="ce1" office:value-type="string" calcext:value-type="string">
            <text:p>Openluchtmuseum</text:p>
          </table:table-cell>
          <table:table-cell table:style-name="ce1" office:value-type="string" calcext:value-type="string">
            <text:p>TextielMuseum</text:p>
          </table:table-cell>
          <table:table-cell table:style-name="ce1" office:value-type="string" calcext:value-type="string">
            <text:p>Zaans Museum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&lt;iterator&gt;</text:p>
          </table:table-cell>
          <table:table-cell/>
          <table:table-cell table:number-columns-repeated="5" office:value-type="string" calcext:value-type="string">
            <text:p>F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obal_identifier</text:p>
          </table:table-cell>
          <table:table-cell office:value-type="string" calcext:value-type="string">
            <text:p>schema:isBasedOn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rdf:ab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– </text:p>
          </table:table-cell>
          <table:table-cell office:value-type="string" calcext:value-type="string">
            <text:p><text:s/>–</text:p>
          </table:table-cell>
          <table:table-cell table:number-columns-repeated="2"/>
          <table:table-cell office:value-type="string" calcext:value-type="string">
            <text:p>dc:type - skos:Concept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4"/>
          <table:table-cell office:value-type="string" calcext:value-type="string">
            <text:p>dc:type_liter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type1</text:p>
          </table:table-cell>
          <table:table-cell office:value-type="string" calcext:value-type="string">
            <text:p>schema:additonalType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dc:type - skos:Concept - rdf:ab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type2</text:p>
          </table:table-cell>
          <table:table-cell office:value-type="string" calcext:value-type="string">
            <text:p>schema:additonalType</text:p>
          </table:table-cell>
          <table:table-cell office:value-type="string" calcext:value-type="string">
            <text:p>schema:CreativeWork</text:p>
          </table:table-cell>
          <table:table-cell/>
          <table:table-cell office:value-type="string" calcext:value-type="string">
            <text:p>dc:type_URI</text:p>
          </table:table-cell>
          <table:table-cell table:number-columns-repeated="2"/>
          <table:table-cell office:value-type="string" calcext:value-type="string">
            <text:p>dc:type_UR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nique1</text:p>
          </table:table-cell>
          <table:table-cell office:value-type="string" calcext:value-type="string">
            <text:p>edmfp:technique</text:p>
          </table:table-cell>
          <table:table-cell office:value-type="string" calcext:value-type="string">
            <text:p>schema:CreativeWork</text:p>
          </table:table-cell>
          <table:table-cell table:number-columns-repeated="2" office:value-type="string" calcext:value-type="string">
            <text:p>edmfp:technique - rdf:resource</text:p>
          </table:table-cell>
          <table:table-cell/>
          <table:table-cell table:number-columns-repeated="2" office:value-type="string" calcext:value-type="string">
            <text:p>edmfp:technique - rdf:re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nique2</text:p>
          </table:table-cell>
          <table:table-cell office:value-type="string" calcext:value-type="string">
            <text:p>edmfp:technique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edmfp:technique_URI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3" office:value-type="string" calcext:value-type="string">
            <text:p>edmfp:technique</text:p>
          </table:table-cell>
          <table:table-cell office:value-type="string" calcext:value-type="string">
            <text:p>rdf:RDF - edm:ProvidedCHO – edmfp:technique</text:p>
          </table:table-cell>
          <table:table-cell office:value-type="string" calcext:value-type="string">
            <text:p>edmfp:techniqu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5"/>
          <table:table-cell office:value-type="string" calcext:value-type="string">
            <text:p>edmfp:technique - xml:l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erial1</text:p>
          </table:table-cell>
          <table:table-cell office:value-type="string" calcext:value-type="string">
            <text:p>schema:material</text:p>
          </table:table-cell>
          <table:table-cell office:value-type="string" calcext:value-type="string">
            <text:p>schema:CreativeWork</text:p>
          </table:table-cell>
          <table:table-cell table:number-columns-repeated="2" office:value-type="string" calcext:value-type="string">
            <text:p>dcterms:medium - rdf:resource</text:p>
          </table:table-cell>
          <table:table-cell/>
          <table:table-cell office:value-type="string" calcext:value-type="string">
            <text:p>dcterms:medium – rdf:resource</text:p>
          </table:table-cell>
          <table:table-cell office:value-type="string" calcext:value-type="string">
            <text:p>dcterms:medium - rdf:re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erial2</text:p>
          </table:table-cell>
          <table:table-cell office:value-type="string" calcext:value-type="string">
            <text:p>schema:material</text:p>
          </table:table-cell>
          <table:table-cell office:value-type="string" calcext:value-type="string">
            <text:p>schema:CreativeWork</text:p>
          </table:table-cell>
          <table:table-cell/>
          <table:table-cell table:number-columns-repeated="4" office:value-type="string" calcext:value-type="string">
            <text:p>dcterms:medium_URI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dcterms:medium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terms:provenance - xml:lang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terms:provenance</text:p>
          </table:table-cell>
          <table:table-cell table:number-columns-repeated="2"/>
          <table:table-cell office:value-type="string" calcext:value-type="string">
            <text:p>dcterms:provenanc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3" office:value-type="string" calcext:value-type="string">
            <text:p>mrel:spn - edm:Agent - skos:prefLabel - xml:lang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4" office:value-type="string" calcext:value-type="string">
            <text:p>mrel:spn - edm:Agent - skos:prefLabel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dc:title - xml:l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chema:name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dc:ti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schema:identifier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dc:identifie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edm:typ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2" office:value-type="string" calcext:value-type="string">
            <text:p>dc:date - xml:lang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4" office:value-type="string" calcext:value-type="string">
            <text:p>dc:da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2" office:value-type="string" calcext:value-type="string">
            <text:p>dcterms:created - xml:lang</text:p>
          </table:table-cell>
          <table:table-cell/>
          <table:table-cell table:number-columns-repeated="2" office:value-type="string" calcext:value-type="string">
            <text:p>dcterms:created - xml:l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ecreated</text:p>
          </table:table-cell>
          <table:table-cell office:value-type="string" calcext:value-type="string">
            <text:p>schema:dateCreated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dcterms:created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2"/>
          <table:table-cell office:value-type="string" calcext:value-type="string">
            <text:p>dcterms:issu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2" office:value-type="string" calcext:value-type="string">
            <text:p>dcterms:creator - edm:Agent - skos:prefLabel - xml:lang</text:p>
          </table:table-cell>
          <table:table-cell/>
          <table:table-cell table:number-columns-repeated="2" office:value-type="string" calcext:value-type="string">
            <text:p>dcterms:creator - edm:Agent - skos:prefLabel - xml:la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4" office:value-type="string" calcext:value-type="string">
            <text:p>dcterms:creator - edm:Agent - skos:prefLabel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2" office:value-type="string" calcext:value-type="string">
            <text:p>dc:creator - edm:Agent - skos:prefLabel - xml:lang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4" office:value-type="string" calcext:value-type="string">
            <text:p>dc:creator - edm:Agent - skos:prefLabel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:subject - xml:lang</text:p>
          </table:table-cell>
          <table:table-cell/>
          <table:table-cell office:value-type="string" calcext:value-type="string">
            <text:p>dc:subject - xml:lang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3"/>
          <table:table-cell office:value-type="string" calcext:value-type="string">
            <text:p>dc:subject – rdf:resourc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:subject</text:p>
          </table:table-cell>
          <table:table-cell/>
          <table:table-cell office:value-type="string" calcext:value-type="string">
            <text:p>dc:subje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dc:description - xml:l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chema:descripton</text:p>
          </table:table-cell>
          <table:table-cell office:value-type="string" calcext:value-type="string">
            <text:p>schema:CreativeWork</text:p>
          </table:table-cell>
          <table:table-cell table:number-columns-repeated="5" office:value-type="string" calcext:value-type="string">
            <text:p>dc:descriptio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terms:spatial - edm:Place - skos:prefLabel - xml:lang</text:p>
          </table:table-cell>
          <table:table-cell/>
          <table:table-cell table:number-columns-repeated="2" office:value-type="string" calcext:value-type="string">
            <text:p>dcterms:spatial - edm:Place - skos:prefLabel - xml:lang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dcterms:spatial - edm:Place - skos:prefLabel</text:p>
          </table:table-cell>
          <table:table-cell/>
          <table:table-cell table:number-columns-repeated="2" office:value-type="string" calcext:value-type="string">
            <text:p>dcterms:spatial - edm:Place - skos:prefLabel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3"/>
          <table:table-cell office:value-type="string" calcext:value-type="string">
            <text:p>dcterms:exten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3"/>
          <table:table-cell office:value-type="string" calcext:value-type="string">
            <text:p>dc:rights - xml:lang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3"/>
          <table:table-cell office:value-type="string" calcext:value-type="string">
            <text:p>dc:rights - rdf:resourc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3"/>
          <table:table-cell office:value-type="string" calcext:value-type="string">
            <text:p>dc:right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4"/>
          <table:table-cell office:value-type="string" calcext:value-type="string">
            <text:p>dcterms:isPartOf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4"/>
          <table:table-cell office:value-type="string" calcext:value-type="string">
            <text:p>mrel:dsr - edm:Agent - skos:prefLabel - xml:lang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 table:number-columns-repeated="4"/>
          <table:table-cell office:value-type="string" calcext:value-type="string">
            <text:p>mrel:dsr - edm:Agent - skos:prefLabel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office:value-type="string" calcext:value-type="string">
            <text:p>rdf:RDF - ore:Aggregation - rdf:about</text:p>
          </table:table-cell>
          <table:table-cell table:number-columns-repeated="4" office:value-type="string" calcext:value-type="string">
            <text:p>rdf:abou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3" office:value-type="string" calcext:value-type="string">
            <text:p>edm:aggregatedCHO - rdf:resource</text:p>
          </table:table-cell>
          <table:table-cell/>
          <table:table-cell office:value-type="string" calcext:value-type="string">
            <text:p>edm:aggregatedCHO - rdf:resourc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2" office:value-type="string" calcext:value-type="string">
            <text:p>edm:dataProvider - edm:Agent - skos:prefLabel - xml:lang</text:p>
          </table:table-cell>
          <table:table-cell/>
          <table:table-cell table:number-columns-repeated="2" office:value-type="string" calcext:value-type="string">
            <text:p>edm:dataProvider - edm:Agent - skos:prefLabel - xml:la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edm:dataProvider - edm:Agent - skos:prefLabel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edm:isShownAt - edm:WebResource - rdf:abou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edm:provider - edm:Agent - rdf:abou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–</text:p>
          </table:table-cell>
          <table:table-cell/>
          <table:table-cell table:number-columns-repeated="5" office:value-type="string" calcext:value-type="string">
            <text:p>edm:provider - edm:Agent - skos:pref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Schema:image/schema:license</text:p>
          </table:table-cell>
          <table:table-cell office:value-type="string" calcext:value-type="string">
            <text:p>schema:Image</text:p>
          </table:table-cell>
          <table:table-cell table:number-columns-repeated="5" office:value-type="string" calcext:value-type="string">
            <text:p>edm:rights - rdf:re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ge_url</text:p>
          </table:table-cell>
          <table:table-cell office:value-type="string" calcext:value-type="string">
            <text:p>schema:image/schema:contentUrl</text:p>
          </table:table-cell>
          <table:table-cell office:value-type="string" calcext:value-type="string">
            <text:p>schema:Image</text:p>
          </table:table-cell>
          <table:table-cell table:number-columns-repeated="5" office:value-type="string" calcext:value-type="string">
            <text:p>edm:hasView - edm:WebResource - rdf:ab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ge_identifier</text:p>
          </table:table-cell>
          <table:table-cell office:value-type="string" calcext:value-type="string">
            <text:p>&lt;image_uri&gt;</text:p>
          </table:table-cell>
          <table:table-cell office:value-type="string" calcext:value-type="string">
            <text:p>schema:Image</text:p>
          </table:table-cell>
          <table:table-cell table:number-columns-repeated="5" office:value-type="string" calcext:value-type="string">
            <text:p>edm:isShownBy - edm:WebResource - rdf:ab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sher_uri</text:p>
          </table:table-cell>
          <table:table-cell office:value-type="string" calcext:value-type="string">
            <text:p>&lt;publisher_uri&gt;</text:p>
          </table:table-cell>
          <table:table-cell office:value-type="string" calcext:value-type="string">
            <text:p>schema:Organization</text:p>
          </table:table-cell>
          <table:table-cell office:value-type="string" calcext:value-type="string">
            <text:p>fixed: <text:a xlink:href="https://amsterdammuseum.nl/" xlink:type="simple">https://amsterdammuseum.nl</text:a></text:p>
          </table:table-cell>
          <table:table-cell office:value-type="string" calcext:value-type="string">
            <text:p>fixed: <text:a xlink:href="https://dordrechtsmuseum.nl/" xlink:type="simple">https:dordrechtsmuseum.nl</text:a></text:p>
          </table:table-cell>
          <table:table-cell office:value-type="string" calcext:value-type="string">
            <text:p>fixed: <text:a xlink:href="https://www.openluchtmuseum.nl/" xlink:type="simple">https://www.openluchtmuseum.nl/</text:a></text:p>
          </table:table-cell>
          <table:table-cell office:value-type="string" calcext:value-type="string">
            <text:p>fixed: <text:a xlink:href="https://textielmuseum.nl/" xlink:type="simple">https://textielmuseum.nl</text:a></text:p>
          </table:table-cell>
          <table:table-cell office:value-type="string" calcext:value-type="string">
            <text:p>fixed: <text:a xlink:href="https://zaansmuseum.nl/" xlink:type="simple">https://zaansmuseum.nl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sher_name</text:p>
          </table:table-cell>
          <table:table-cell office:value-type="string" calcext:value-type="string">
            <text:p>schema:name</text:p>
          </table:table-cell>
          <table:table-cell office:value-type="string" calcext:value-type="string">
            <text:p>schema:Organization</text:p>
          </table:table-cell>
          <table:table-cell office:value-type="string" calcext:value-type="string">
            <text:p>fixed: “Amsterdam Museum”</text:p>
          </table:table-cell>
          <table:table-cell office:value-type="string" calcext:value-type="string">
            <text:p>fixed: “Dordrechts Museum” </text:p>
          </table:table-cell>
          <table:table-cell office:value-type="string" calcext:value-type="string">
            <text:p>fixed: “Openluchtmuseum” </text:p>
          </table:table-cell>
          <table:table-cell office:value-type="string" calcext:value-type="string">
            <text:p>fixed: “TextielMuseum”</text:p>
          </table:table-cell>
          <table:table-cell office:value-type="string" calcext:value-type="string">
            <text:p>fixed: “Zaans Museum” </text:p>
          </table:table-cell>
          <table:table-cell table:number-columns-repeated="101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Overview of used fields'.A1:'Overview of used fields'.E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-00-0000</text:date>, <text:time style:data-style-name="N2" text:time-value="20:26:40.47979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6T20:32:57.042129547</dc:date>
    <meta:editing-duration>PT1H21M42S</meta:editing-duration>
    <meta:editing-cycles>5</meta:editing-cycles>
    <meta:generator>LibreOffice/6.4.7.2$Linux_X86_64 LibreOffice_project/40$Build-2</meta:generator>
    <meta:document-statistic meta:table-count="2" meta:cell-count="329" meta:object-count="0"/>
  </office:meta>
</office:document-meta>
</file>